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UserAdvice.afterThrowing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UserAdvic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UserAdvice.before( Method method , Object [ ] objects , @ Nullable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serAdvice.getCount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serAdvice.getCountTh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